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2f9" officeooo:paragraph-rsid="000f42f9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apple-system" fo:font-size="18pt" fo:letter-spacing="normal" fo:font-style="normal" fo:font-weight="bold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Minimum Window Substring</text:p>
      <text:p text:style-name="P1">link <text:a xlink:type="simple" xlink:href="https://leetcode.com/problems/minimum-window-substring/" text:style-name="Internet_20_link" text:visited-style-name="Visited_20_Internet_20_Link">https://leetcode.com/problems/minimum-window-substring/</text:a></text:p>
      <text:p text:style-name="P1"/>
      <text:p text:style-name="P1"/>
      <text:p text:style-name="Standard">class Solution {</text:p>
      <text:p text:style-name="Standard">public:</text:p>
      <text:p text:style-name="Standard"><text:s text:c="4"/>string minWindow(string s, string t) {</text:p>
      <text:p text:style-name="Standard"><text:s text:c="8"/>int arr[256]={0};</text:p>
      <text:p text:style-name="Standard"><text:s text:c="8"/>int ans=INT_MAX;</text:p>
      <text:p text:style-name="Standard"><text:s text:c="8"/>int j=0, idx=-1;</text:p>
      <text:p text:style-name="Standard"><text:s text:c="8"/>int ct=0;</text:p>
      <text:p text:style-name="Standard"><text:s text:c="8"/></text:p>
      <text:p text:style-name="Standard"><text:s text:c="8"/>for( int i=0 ; i&lt;t.size() ;i++){</text:p>
      <text:p text:style-name="Standard"><text:s text:c="12"/>if(arr[t[i]]==0) ct++;</text:p>
      <text:p text:style-name="Standard"><text:s text:c="12"/>arr[t[i]]++;</text:p>
      <text:p text:style-name="Standard"><text:s text:c="8"/>}</text:p>
      <text:p text:style-name="Standard"><text:s text:c="8"/></text:p>
      <text:p text:style-name="Standard"><text:s text:c="8"/>for( int i=0 ; i&lt;s.size() ; i++){</text:p>
      <text:p text:style-name="Standard"><text:s text:c="12"/>if(--arr[s[i]]==0) ct--;</text:p>
      <text:p text:style-name="Standard"><text:s text:c="12"/></text:p>
      <text:p text:style-name="Standard"><text:s text:c="12"/>while(ct==0){</text:p>
      <text:p text:style-name="Standard"><text:s text:c="16"/>int temp= i-j+1;</text:p>
      <text:p text:style-name="Standard"><text:s text:c="16"/>if(ans&gt;temp){</text:p>
      <text:p text:style-name="Standard"><text:s text:c="20"/>ans=temp;</text:p>
      <text:p text:style-name="Standard"><text:s text:c="20"/>idx=j;</text:p>
      <text:p text:style-name="Standard"><text:s text:c="16"/>}</text:p>
      <text:p text:style-name="Standard"><text:s text:c="16"/></text:p>
      <text:p text:style-name="Standard"><text:s text:c="16"/>if(++arr[s[j]]==1) <text:s text:c="2"/>// s[j] also present in t</text:p>
      <text:p text:style-name="Standard"><text:s text:c="20"/>ct++;</text:p>
      <text:p text:style-name="Standard"><text:s text:c="16"/>j++;</text:p>
      <text:p text:style-name="Standard"><text:s text:c="12"/>}</text:p>
      <text:p text:style-name="Standard"><text:s text:c="8"/>}</text:p>
      <text:p text:style-name="Standard"><text:s text:c="8"/>if(idx==-1) return "";</text:p>
      <text:p text:style-name="Standard"><text:s text:c="8"/>return s.substr(idx,ans);</text:p>
      <text:p text:style-name="Standard"><text:s text:c="8"/>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22:17:47.441432112</meta:creation-date>
    <dc:date>2021-12-16T22:19:01.144464798</dc:date>
    <meta:editing-duration>PT1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71" meta:character-count="832" meta:non-whitespace-character-count="451"/>
  </office:meta>
</office:document-meta>
</file>